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827in"/>
    </style:style>
    <style:style style:name="co3" style:family="table-column">
      <style:table-column-properties fo:break-before="auto" style:column-width="0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string">
            <text:p>LAT</text:p>
          </table:table-cell>
          <table:table-cell table:style-name="ce1"/>
          <table:table-cell table:style-name="ce1" office:value-type="string">
            <text:p>LON</text:p>
          </table:table-cell>
          <table:table-cell table:style-name="ce1"/>
          <table:table-cell table:style-name="ce1" office:value-type="string">
            <text:p>ALT</text:p>
          </table:table-cell>
        </table:table-row>
        <table:table-row table:style-name="ro1">
          <table:table-cell/>
          <table:table-cell table:style-name="ce2" office:value-type="float" office:value="49.91131">
            <text:p>49.91131</text:p>
          </table:table-cell>
          <table:table-cell office:value-type="string">
            <text:p>,</text:p>
          </table:table-cell>
          <table:table-cell table:style-name="ce2" office:value-type="float" office:value="9.147885">
            <text:p>9.147885</text:p>
          </table:table-cell>
          <table:table-cell office:value-type="string">
            <text:p>,</text:p>
          </table:table-cell>
          <table:table-cell table:style-name="ce2" office:value-type="float" office:value="195">
            <text:p>195</text:p>
          </table:table-cell>
        </table:table-row>
        <table:table-row table:style-name="ro1">
          <table:table-cell/>
          <table:table-cell table:formula="of:=[.B3]+RAND()" office:value-type="float" office:value="50.0659618597752">
            <text:p>50.0659618597752</text:p>
          </table:table-cell>
          <table:table-cell office:value-type="string">
            <text:p>,</text:p>
          </table:table-cell>
          <table:table-cell table:formula="of:=[.D3]+RAND()" office:value-type="float" office:value="9.78513784207612">
            <text:p>9.78513784207612</text:p>
          </table:table-cell>
          <table:table-cell office:value-type="string">
            <text:p>,</text:p>
          </table:table-cell>
          <table:table-cell table:formula="of:=[.F3]+RAND()" office:value-type="float" office:value="195.402164911386">
            <text:p>195.402164911386</text:p>
          </table:table-cell>
        </table:table-row>
        <table:table-row table:style-name="ro1">
          <table:table-cell/>
          <table:table-cell table:formula="of:=[.B4]+RAND()" office:value-type="float" office:value="50.9771442665993">
            <text:p>50.9771442665993</text:p>
          </table:table-cell>
          <table:table-cell office:value-type="string">
            <text:p>,</text:p>
          </table:table-cell>
          <table:table-cell table:formula="of:=[.D4]+RAND()" office:value-type="float" office:value="10.5537040644719">
            <text:p>10.5537040644719</text:p>
          </table:table-cell>
          <table:table-cell office:value-type="string">
            <text:p>,</text:p>
          </table:table-cell>
          <table:table-cell table:formula="of:=[.F4]+RAND()" office:value-type="float" office:value="195.852852858137">
            <text:p>195.852852858137</text:p>
          </table:table-cell>
        </table:table-row>
        <table:table-row table:style-name="ro1">
          <table:table-cell/>
          <table:table-cell table:formula="of:=[.B5]+RAND()" office:value-type="float" office:value="51.9123701086542">
            <text:p>51.9123701086542</text:p>
          </table:table-cell>
          <table:table-cell office:value-type="string">
            <text:p>,</text:p>
          </table:table-cell>
          <table:table-cell table:formula="of:=[.D5]+RAND()" office:value-type="float" office:value="11.5215670500344">
            <text:p>11.5215670500344</text:p>
          </table:table-cell>
          <table:table-cell office:value-type="string">
            <text:p>,</text:p>
          </table:table-cell>
          <table:table-cell table:formula="of:=[.F5]+RAND()" office:value-type="float" office:value="196.37967282068">
            <text:p>196.37967282068</text:p>
          </table:table-cell>
        </table:table-row>
        <table:table-row table:style-name="ro1">
          <table:table-cell/>
          <table:table-cell table:formula="of:=[.B6]+RAND()" office:value-type="float" office:value="52.4464847251116">
            <text:p>52.4464847251116</text:p>
          </table:table-cell>
          <table:table-cell office:value-type="string">
            <text:p>,</text:p>
          </table:table-cell>
          <table:table-cell table:formula="of:=[.D6]+RAND()" office:value-type="float" office:value="11.5976063163413">
            <text:p>11.5976063163413</text:p>
          </table:table-cell>
          <table:table-cell office:value-type="string">
            <text:p>,</text:p>
          </table:table-cell>
          <table:table-cell table:formula="of:=[.F6]+RAND()" office:value-type="float" office:value="196.745012558065">
            <text:p>196.745012558065</text:p>
          </table:table-cell>
        </table:table-row>
        <table:table-row table:style-name="ro1">
          <table:table-cell/>
          <table:table-cell table:formula="of:=[.B7]+RAND()" office:value-type="float" office:value="52.649084469424">
            <text:p>52.649084469424</text:p>
          </table:table-cell>
          <table:table-cell office:value-type="string">
            <text:p>,</text:p>
          </table:table-cell>
          <table:table-cell table:formula="of:=[.D7]+RAND()" office:value-type="float" office:value="12.36559885381">
            <text:p>12.36559885381</text:p>
          </table:table-cell>
          <table:table-cell office:value-type="string">
            <text:p>,</text:p>
          </table:table-cell>
          <table:table-cell table:formula="of:=[.F7]+RAND()" office:value-type="float" office:value="197.520997974556">
            <text:p>197.520997974556</text:p>
          </table:table-cell>
        </table:table-row>
        <table:table-row table:style-name="ro1">
          <table:table-cell/>
          <table:table-cell table:formula="of:=[.B8]+RAND()" office:value-type="float" office:value="53.3717637510313">
            <text:p>53.3717637510313</text:p>
          </table:table-cell>
          <table:table-cell office:value-type="string">
            <text:p>,</text:p>
          </table:table-cell>
          <table:table-cell table:formula="of:=[.D8]+RAND()" office:value-type="float" office:value="13.3501459557025">
            <text:p>13.3501459557025</text:p>
          </table:table-cell>
          <table:table-cell office:value-type="string">
            <text:p>,</text:p>
          </table:table-cell>
          <table:table-cell table:formula="of:=[.F8]+RAND()" office:value-type="float" office:value="197.582052920014">
            <text:p>197.582052920014</text:p>
          </table:table-cell>
        </table:table-row>
        <table:table-row table:style-name="ro1">
          <table:table-cell/>
          <table:table-cell table:formula="of:=[.B9]+RAND()" office:value-type="float" office:value="53.79609870783">
            <text:p>53.79609870783</text:p>
          </table:table-cell>
          <table:table-cell office:value-type="string">
            <text:p>,</text:p>
          </table:table-cell>
          <table:table-cell table:formula="of:=[.D9]+RAND()" office:value-type="float" office:value="14.0112758499032">
            <text:p>14.0112758499032</text:p>
          </table:table-cell>
          <table:table-cell office:value-type="string">
            <text:p>,</text:p>
          </table:table-cell>
          <table:table-cell table:formula="of:=[.F9]+RAND()" office:value-type="float" office:value="198.071806646883">
            <text:p>198.071806646883</text:p>
          </table:table-cell>
        </table:table-row>
        <table:table-row table:style-name="ro1">
          <table:table-cell/>
          <table:table-cell table:formula="of:=[.B10]+RAND()" office:value-type="float" office:value="54.7130226680352">
            <text:p>54.7130226680352</text:p>
          </table:table-cell>
          <table:table-cell office:value-type="string">
            <text:p>,</text:p>
          </table:table-cell>
          <table:table-cell table:formula="of:=[.D10]+RAND()" office:value-type="float" office:value="14.5088070082872">
            <text:p>14.5088070082872</text:p>
          </table:table-cell>
          <table:table-cell office:value-type="string">
            <text:p>,</text:p>
          </table:table-cell>
          <table:table-cell table:formula="of:=[.F10]+RAND()" office:value-type="float" office:value="198.115880012512">
            <text:p>198.115880012512</text:p>
          </table:table-cell>
        </table:table-row>
        <table:table-row table:style-name="ro1">
          <table:table-cell/>
          <table:table-cell table:formula="of:=[.B11]+RAND()" office:value-type="float" office:value="55.2216570560163">
            <text:p>55.2216570560163</text:p>
          </table:table-cell>
          <table:table-cell office:value-type="string">
            <text:p>,</text:p>
          </table:table-cell>
          <table:table-cell table:formula="of:=[.D11]+RAND()" office:value-type="float" office:value="15.2428539443223">
            <text:p>15.2428539443223</text:p>
          </table:table-cell>
          <table:table-cell office:value-type="string">
            <text:p>,</text:p>
          </table:table-cell>
          <table:table-cell table:formula="of:=[.F11]+RAND()" office:value-type="float" office:value="198.791177099105">
            <text:p>198.791177099105</text:p>
          </table:table-cell>
        </table:table-row>
        <table:table-row table:style-name="ro1">
          <table:table-cell/>
          <table:table-cell table:formula="of:=[.B12]+RAND()" office:value-type="float" office:value="55.9473993383622">
            <text:p>55.9473993383622</text:p>
          </table:table-cell>
          <table:table-cell office:value-type="string">
            <text:p>,</text:p>
          </table:table-cell>
          <table:table-cell table:formula="of:=[.D12]+RAND()" office:value-type="float" office:value="15.7384227347954">
            <text:p>15.7384227347954</text:p>
          </table:table-cell>
          <table:table-cell office:value-type="string">
            <text:p>,</text:p>
          </table:table-cell>
          <table:table-cell table:formula="of:=[.F12]+RAND()" office:value-type="float" office:value="199.043801871594">
            <text:p>199.043801871594</text:p>
          </table:table-cell>
        </table:table-row>
        <table:table-row table:style-name="ro1">
          <table:table-cell/>
          <table:table-cell table:formula="of:=[.B13]+RAND()" office:value-type="float" office:value="56.6242592140375">
            <text:p>56.6242592140375</text:p>
          </table:table-cell>
          <table:table-cell office:value-type="string">
            <text:p>,</text:p>
          </table:table-cell>
          <table:table-cell table:formula="of:=[.D13]+RAND()" office:value-type="float" office:value="16.1201443738698">
            <text:p>16.1201443738698</text:p>
          </table:table-cell>
          <table:table-cell office:value-type="string">
            <text:p>,</text:p>
          </table:table-cell>
          <table:table-cell table:formula="of:=[.F13]+RAND()" office:value-type="float" office:value="199.993216028903">
            <text:p>199.993216028903</text:p>
          </table:table-cell>
        </table:table-row>
        <table:table-row table:style-name="ro1">
          <table:table-cell/>
          <table:table-cell table:formula="of:=[.B14]+RAND()" office:value-type="float" office:value="56.787073466116">
            <text:p>56.787073466116</text:p>
          </table:table-cell>
          <table:table-cell office:value-type="string">
            <text:p>,</text:p>
          </table:table-cell>
          <table:table-cell table:formula="of:=[.D14]+RAND()" office:value-type="float" office:value="16.5148735513373">
            <text:p>16.5148735513373</text:p>
          </table:table-cell>
          <table:table-cell office:value-type="string">
            <text:p>,</text:p>
          </table:table-cell>
          <table:table-cell table:formula="of:=[.F14]+RAND()" office:value-type="float" office:value="200.051321479492">
            <text:p>200.051321479492</text:p>
          </table:table-cell>
        </table:table-row>
        <table:table-row table:style-name="ro1">
          <table:table-cell/>
          <table:table-cell table:formula="of:=[.B15]+RAND()" office:value-type="float" office:value="57.1246320518008">
            <text:p>57.1246320518008</text:p>
          </table:table-cell>
          <table:table-cell office:value-type="string">
            <text:p>,</text:p>
          </table:table-cell>
          <table:table-cell table:formula="of:=[.D15]+RAND()" office:value-type="float" office:value="16.7801070801376">
            <text:p>16.7801070801376</text:p>
          </table:table-cell>
          <table:table-cell office:value-type="string">
            <text:p>,</text:p>
          </table:table-cell>
          <table:table-cell table:formula="of:=[.F15]+RAND()" office:value-type="float" office:value="201.034680283628">
            <text:p>201.034680283628</text:p>
          </table:table-cell>
        </table:table-row>
        <table:table-row table:style-name="ro1">
          <table:table-cell/>
          <table:table-cell table:formula="of:=[.B16]+RAND()" office:value-type="float" office:value="57.132532219523">
            <text:p>57.132532219523</text:p>
          </table:table-cell>
          <table:table-cell office:value-type="string">
            <text:p>,</text:p>
          </table:table-cell>
          <table:table-cell table:formula="of:=[.D16]+RAND()" office:value-type="float" office:value="17.5801338163598">
            <text:p>17.5801338163598</text:p>
          </table:table-cell>
          <table:table-cell office:value-type="string">
            <text:p>,</text:p>
          </table:table-cell>
          <table:table-cell table:formula="of:=[.F16]+RAND()" office:value-type="float" office:value="201.965474498458">
            <text:p>201.965474498458</text:p>
          </table:table-cell>
        </table:table-row>
        <table:table-row table:style-name="ro1">
          <table:table-cell/>
          <table:table-cell table:formula="of:=[.B17]+RAND()" office:value-type="float" office:value="58.0433573817177">
            <text:p>58.0433573817177</text:p>
          </table:table-cell>
          <table:table-cell office:value-type="string">
            <text:p>,</text:p>
          </table:table-cell>
          <table:table-cell table:formula="of:=[.D17]+RAND()" office:value-type="float" office:value="17.8381449800378">
            <text:p>17.8381449800378</text:p>
          </table:table-cell>
          <table:table-cell office:value-type="string">
            <text:p>,</text:p>
          </table:table-cell>
          <table:table-cell table:formula="of:=[.F17]+RAND()" office:value-type="float" office:value="202.174380850513">
            <text:p>202.174380850513</text:p>
          </table:table-cell>
        </table:table-row>
        <table:table-row table:style-name="ro1">
          <table:table-cell/>
          <table:table-cell table:formula="of:=[.B18]+RAND()" office:value-type="float" office:value="58.2768495270325">
            <text:p>58.2768495270325</text:p>
          </table:table-cell>
          <table:table-cell office:value-type="string">
            <text:p>,</text:p>
          </table:table-cell>
          <table:table-cell table:formula="of:=[.D18]+RAND()" office:value-type="float" office:value="18.5957225287727">
            <text:p>18.5957225287727</text:p>
          </table:table-cell>
          <table:table-cell office:value-type="string">
            <text:p>,</text:p>
          </table:table-cell>
          <table:table-cell table:formula="of:=[.F18]+RAND()" office:value-type="float" office:value="202.873020788189">
            <text:p>202.873020788189</text:p>
          </table:table-cell>
        </table:table-row>
        <table:table-row table:style-name="ro1">
          <table:table-cell/>
          <table:table-cell table:formula="of:=[.B19]+RAND()" office:value-type="float" office:value="59.1758100810735">
            <text:p>59.1758100810735</text:p>
          </table:table-cell>
          <table:table-cell office:value-type="string">
            <text:p>,</text:p>
          </table:table-cell>
          <table:table-cell table:formula="of:=[.D19]+RAND()" office:value-type="float" office:value="19.238389319407">
            <text:p>19.238389319407</text:p>
          </table:table-cell>
          <table:table-cell office:value-type="string">
            <text:p>,</text:p>
          </table:table-cell>
          <table:table-cell table:formula="of:=[.F19]+RAND()" office:value-type="float" office:value="203.446324955206">
            <text:p>203.446324955206</text:p>
          </table:table-cell>
        </table:table-row>
        <table:table-row table:style-name="ro1">
          <table:table-cell/>
          <table:table-cell table:formula="of:=[.B20]+RAND()" office:value-type="float" office:value="59.6270079241408">
            <text:p>59.6270079241408</text:p>
          </table:table-cell>
          <table:table-cell office:value-type="string">
            <text:p>,</text:p>
          </table:table-cell>
          <table:table-cell table:formula="of:=[.D20]+RAND()" office:value-type="float" office:value="19.2766064295007">
            <text:p>19.2766064295007</text:p>
          </table:table-cell>
          <table:table-cell office:value-type="string">
            <text:p>,</text:p>
          </table:table-cell>
          <table:table-cell table:formula="of:=[.F20]+RAND()" office:value-type="float" office:value="204.30356336711">
            <text:p>204.30356336711</text:p>
          </table:table-cell>
        </table:table-row>
        <table:table-row table:style-name="ro1">
          <table:table-cell/>
          <table:table-cell table:formula="of:=[.B21]+RAND()" office:value-type="float" office:value="60.5366893770447">
            <text:p>60.5366893770447</text:p>
          </table:table-cell>
          <table:table-cell office:value-type="string">
            <text:p>,</text:p>
          </table:table-cell>
          <table:table-cell table:formula="of:=[.D21]+RAND()" office:value-type="float" office:value="20.0351623866169">
            <text:p>20.0351623866169</text:p>
          </table:table-cell>
          <table:table-cell office:value-type="string">
            <text:p>,</text:p>
          </table:table-cell>
          <table:table-cell table:formula="of:=[.F21]+RAND()" office:value-type="float" office:value="204.451531374827">
            <text:p>204.451531374827</text:p>
          </table:table-cell>
        </table:table-row>
        <table:table-row table:style-name="ro1">
          <table:table-cell/>
          <table:table-cell table:formula="of:=[.B22]+RAND()" office:value-type="float" office:value="61.1600283017656">
            <text:p>61.1600283017656</text:p>
          </table:table-cell>
          <table:table-cell office:value-type="string">
            <text:p>,</text:p>
          </table:table-cell>
          <table:table-cell table:formula="of:=[.D22]+RAND()" office:value-type="float" office:value="20.2462115135437">
            <text:p>20.2462115135437</text:p>
          </table:table-cell>
          <table:table-cell office:value-type="string">
            <text:p>,</text:p>
          </table:table-cell>
          <table:table-cell table:formula="of:=[.F22]+RAND()" office:value-type="float" office:value="205.162914284039">
            <text:p>205.162914284039</text:p>
          </table:table-cell>
        </table:table-row>
        <table:table-row table:style-name="ro1">
          <table:table-cell/>
          <table:table-cell table:formula="of:=[.B23]+RAND()" office:value-type="float" office:value="61.782024598801">
            <text:p>61.782024598801</text:p>
          </table:table-cell>
          <table:table-cell office:value-type="string">
            <text:p>,</text:p>
          </table:table-cell>
          <table:table-cell table:formula="of:=[.D23]+RAND()" office:value-type="float" office:value="20.7414944457284">
            <text:p>20.7414944457284</text:p>
          </table:table-cell>
          <table:table-cell office:value-type="string">
            <text:p>,</text:p>
          </table:table-cell>
          <table:table-cell table:formula="of:=[.F23]+RAND()" office:value-type="float" office:value="206.050206395332">
            <text:p>206.050206395332</text:p>
          </table:table-cell>
        </table:table-row>
        <table:table-row table:style-name="ro1">
          <table:table-cell/>
          <table:table-cell table:formula="of:=[.B24]+RAND()" office:value-type="float" office:value="61.9885860161199">
            <text:p>61.9885860161199</text:p>
          </table:table-cell>
          <table:table-cell office:value-type="string">
            <text:p>,</text:p>
          </table:table-cell>
          <table:table-cell table:formula="of:=[.D24]+RAND()" office:value-type="float" office:value="21.6638430637701">
            <text:p>21.6638430637701</text:p>
          </table:table-cell>
          <table:table-cell office:value-type="string">
            <text:p>,</text:p>
          </table:table-cell>
          <table:table-cell table:formula="of:=[.F24]+RAND()" office:value-type="float" office:value="207.042231650557">
            <text:p>207.042231650557</text:p>
          </table:table-cell>
        </table:table-row>
        <table:table-row table:style-name="ro1">
          <table:table-cell/>
          <table:table-cell table:formula="of:=[.B25]+RAND()" office:value-type="float" office:value="62.6904532966478">
            <text:p>62.6904532966478</text:p>
          </table:table-cell>
          <table:table-cell office:value-type="string">
            <text:p>,</text:p>
          </table:table-cell>
          <table:table-cell table:formula="of:=[.D25]+RAND()" office:value-type="float" office:value="21.7808331131397">
            <text:p>21.7808331131397</text:p>
          </table:table-cell>
          <table:table-cell office:value-type="string">
            <text:p>,</text:p>
          </table:table-cell>
          <table:table-cell table:formula="of:=[.F25]+RAND()" office:value-type="float" office:value="207.15692683123">
            <text:p>207.15692683123</text:p>
          </table:table-cell>
        </table:table-row>
        <table:table-row table:style-name="ro1">
          <table:table-cell/>
          <table:table-cell table:formula="of:=[.B26]+RAND()" office:value-type="float" office:value="62.8553631465225">
            <text:p>62.8553631465225</text:p>
          </table:table-cell>
          <table:table-cell office:value-type="string">
            <text:p>,</text:p>
          </table:table-cell>
          <table:table-cell table:formula="of:=[.D26]+RAND()" office:value-type="float" office:value="22.7410820351376">
            <text:p>22.7410820351376</text:p>
          </table:table-cell>
          <table:table-cell office:value-type="string">
            <text:p>,</text:p>
          </table:table-cell>
          <table:table-cell table:formula="of:=[.F26]+RAND()" office:value-type="float" office:value="207.8742993786">
            <text:p>207.8742993786</text:p>
          </table:table-cell>
        </table:table-row>
        <table:table-row table:style-name="ro1">
          <table:table-cell/>
          <table:table-cell table:formula="of:=[.B27]+RAND()" office:value-type="float" office:value="63.4533830048791">
            <text:p>63.4533830048791</text:p>
          </table:table-cell>
          <table:table-cell office:value-type="string">
            <text:p>,</text:p>
          </table:table-cell>
          <table:table-cell table:formula="of:=[.D27]+RAND()" office:value-type="float" office:value="23.7380484758338">
            <text:p>23.7380484758338</text:p>
          </table:table-cell>
          <table:table-cell office:value-type="string">
            <text:p>,</text:p>
          </table:table-cell>
          <table:table-cell table:formula="of:=[.F27]+RAND()" office:value-type="float" office:value="207.968393045012">
            <text:p>207.968393045012</text:p>
          </table:table-cell>
        </table:table-row>
        <table:table-row table:style-name="ro1">
          <table:table-cell/>
          <table:table-cell table:formula="of:=[.B28]+RAND()" office:value-type="float" office:value="64.0341379494681">
            <text:p>64.0341379494681</text:p>
          </table:table-cell>
          <table:table-cell office:value-type="string">
            <text:p>,</text:p>
          </table:table-cell>
          <table:table-cell table:formula="of:=[.D28]+RAND()" office:value-type="float" office:value="23.9944715929611">
            <text:p>23.9944715929611</text:p>
          </table:table-cell>
          <table:table-cell office:value-type="string">
            <text:p>,</text:p>
          </table:table-cell>
          <table:table-cell table:formula="of:=[.F28]+RAND()" office:value-type="float" office:value="208.243978045881">
            <text:p>208.243978045881</text:p>
          </table:table-cell>
        </table:table-row>
        <table:table-row table:style-name="ro1">
          <table:table-cell/>
          <table:table-cell table:formula="of:=[.B29]+RAND()" office:value-type="float" office:value="64.9886004176265">
            <text:p>64.9886004176265</text:p>
          </table:table-cell>
          <table:table-cell office:value-type="string">
            <text:p>,</text:p>
          </table:table-cell>
          <table:table-cell table:formula="of:=[.D29]+RAND()" office:value-type="float" office:value="24.3186470592788">
            <text:p>24.3186470592788</text:p>
          </table:table-cell>
          <table:table-cell office:value-type="string">
            <text:p>,</text:p>
          </table:table-cell>
          <table:table-cell table:formula="of:=[.F29]+RAND()" office:value-type="float" office:value="208.434097819496">
            <text:p>208.434097819496</text:p>
          </table:table-cell>
        </table:table-row>
        <table:table-row table:style-name="ro1">
          <table:table-cell/>
          <table:table-cell table:formula="of:=[.B30]+RAND()" office:value-type="float" office:value="65.885556352911">
            <text:p>65.885556352911</text:p>
          </table:table-cell>
          <table:table-cell office:value-type="string">
            <text:p>,</text:p>
          </table:table-cell>
          <table:table-cell table:formula="of:=[.D30]+RAND()" office:value-type="float" office:value="24.8414291661626">
            <text:p>24.8414291661626</text:p>
          </table:table-cell>
          <table:table-cell office:value-type="string">
            <text:p>,</text:p>
          </table:table-cell>
          <table:table-cell table:formula="of:=[.F30]+RAND()" office:value-type="float" office:value="208.668477007188">
            <text:p>208.668477007188</text:p>
          </table:table-cell>
        </table:table-row>
        <table:table-row table:style-name="ro1">
          <table:table-cell/>
          <table:table-cell table:formula="of:=[.B31]+RAND()" office:value-type="float" office:value="66.4610167989782">
            <text:p>66.4610167989782</text:p>
          </table:table-cell>
          <table:table-cell office:value-type="string">
            <text:p>,</text:p>
          </table:table-cell>
          <table:table-cell table:formula="of:=[.D31]+RAND()" office:value-type="float" office:value="25.1469668039514">
            <text:p>25.1469668039514</text:p>
          </table:table-cell>
          <table:table-cell office:value-type="string">
            <text:p>,</text:p>
          </table:table-cell>
          <table:table-cell table:formula="of:=[.F31]+RAND()" office:value-type="float" office:value="208.863507785369">
            <text:p>208.863507785369</text:p>
          </table:table-cell>
        </table:table-row>
        <table:table-row table:style-name="ro1">
          <table:table-cell/>
          <table:table-cell table:formula="of:=[.B32]+RAND()" office:value-type="float" office:value="67.2826501099667">
            <text:p>67.2826501099667</text:p>
          </table:table-cell>
          <table:table-cell office:value-type="string">
            <text:p>,</text:p>
          </table:table-cell>
          <table:table-cell table:formula="of:=[.D32]+RAND()" office:value-type="float" office:value="25.4584077393098">
            <text:p>25.4584077393098</text:p>
          </table:table-cell>
          <table:table-cell office:value-type="string">
            <text:p>,</text:p>
          </table:table-cell>
          <table:table-cell table:formula="of:=[.F32]+RAND()" office:value-type="float" office:value="209.737423912622">
            <text:p>209.737423912622</text:p>
          </table:table-cell>
        </table:table-row>
        <table:table-row table:style-name="ro1">
          <table:table-cell/>
          <table:table-cell table:formula="of:=[.B33]+RAND()" office:value-type="float" office:value="67.5967725362903">
            <text:p>67.5967725362903</text:p>
          </table:table-cell>
          <table:table-cell office:value-type="string">
            <text:p>,</text:p>
          </table:table-cell>
          <table:table-cell table:formula="of:=[.D33]+RAND()" office:value-type="float" office:value="26.1290018098822">
            <text:p>26.1290018098822</text:p>
          </table:table-cell>
          <table:table-cell office:value-type="string">
            <text:p>,</text:p>
          </table:table-cell>
          <table:table-cell table:formula="of:=[.F33]+RAND()" office:value-type="float" office:value="210.607371553779">
            <text:p>210.607371553779</text:p>
          </table:table-cell>
        </table:table-row>
        <table:table-row table:style-name="ro1">
          <table:table-cell/>
          <table:table-cell table:formula="of:=[.B34]+RAND()" office:value-type="float" office:value="68.2173097796081">
            <text:p>68.2173097796081</text:p>
          </table:table-cell>
          <table:table-cell office:value-type="string">
            <text:p>,</text:p>
          </table:table-cell>
          <table:table-cell table:formula="of:=[.D34]+RAND()" office:value-type="float" office:value="26.6902153856514">
            <text:p>26.6902153856514</text:p>
          </table:table-cell>
          <table:table-cell office:value-type="string">
            <text:p>,</text:p>
          </table:table-cell>
          <table:table-cell table:formula="of:=[.F34]+RAND()" office:value-type="float" office:value="210.644196727779">
            <text:p>210.644196727779</text:p>
          </table:table-cell>
        </table:table-row>
        <table:table-row table:style-name="ro1">
          <table:table-cell/>
          <table:table-cell table:formula="of:=[.B35]+RAND()" office:value-type="float" office:value="68.9258924421197">
            <text:p>68.9258924421197</text:p>
          </table:table-cell>
          <table:table-cell office:value-type="string">
            <text:p>,</text:p>
          </table:table-cell>
          <table:table-cell table:formula="of:=[.D35]+RAND()" office:value-type="float" office:value="26.6907890705785">
            <text:p>26.6907890705785</text:p>
          </table:table-cell>
          <table:table-cell office:value-type="string">
            <text:p>,</text:p>
          </table:table-cell>
          <table:table-cell table:formula="of:=[.F35]+RAND()" office:value-type="float" office:value="211.31889925804">
            <text:p>211.31889925804</text:p>
          </table:table-cell>
        </table:table-row>
        <table:table-row table:style-name="ro1">
          <table:table-cell/>
          <table:table-cell table:formula="of:=[.B36]+RAND()" office:value-type="float" office:value="69.1384390021017">
            <text:p>69.1384390021017</text:p>
          </table:table-cell>
          <table:table-cell office:value-type="string">
            <text:p>,</text:p>
          </table:table-cell>
          <table:table-cell table:formula="of:=[.D36]+RAND()" office:value-type="float" office:value="27.6741049542485">
            <text:p>27.6741049542485</text:p>
          </table:table-cell>
          <table:table-cell office:value-type="string">
            <text:p>,</text:p>
          </table:table-cell>
          <table:table-cell table:formula="of:=[.F36]+RAND()" office:value-type="float" office:value="211.784664274659">
            <text:p>211.784664274659</text:p>
          </table:table-cell>
        </table:table-row>
        <table:table-row table:style-name="ro1">
          <table:table-cell/>
          <table:table-cell table:formula="of:=[.B37]+RAND()" office:value-type="float" office:value="69.2482186612947">
            <text:p>69.2482186612947</text:p>
          </table:table-cell>
          <table:table-cell office:value-type="string">
            <text:p>,</text:p>
          </table:table-cell>
          <table:table-cell table:formula="of:=[.D37]+RAND()" office:value-type="float" office:value="28.0890143263547">
            <text:p>28.0890143263547</text:p>
          </table:table-cell>
          <table:table-cell office:value-type="string">
            <text:p>,</text:p>
          </table:table-cell>
          <table:table-cell table:formula="of:=[.F37]+RAND()" office:value-type="float" office:value="212.660250285175">
            <text:p>212.660250285175</text:p>
          </table:table-cell>
        </table:table-row>
        <table:table-row table:style-name="ro1">
          <table:table-cell/>
          <table:table-cell table:formula="of:=[.B38]+RAND()" office:value-type="float" office:value="69.533894445402">
            <text:p>69.533894445402</text:p>
          </table:table-cell>
          <table:table-cell office:value-type="string">
            <text:p>,</text:p>
          </table:table-cell>
          <table:table-cell table:formula="of:=[.D38]+RAND()" office:value-type="float" office:value="28.3594757054394">
            <text:p>28.3594757054394</text:p>
          </table:table-cell>
          <table:table-cell office:value-type="string">
            <text:p>,</text:p>
          </table:table-cell>
          <table:table-cell table:formula="of:=[.F38]+RAND()" office:value-type="float" office:value="213.392162335571">
            <text:p>213.392162335571</text:p>
          </table:table-cell>
        </table:table-row>
        <table:table-row table:style-name="ro1">
          <table:table-cell/>
          <table:table-cell table:formula="of:=[.B39]+RAND()" office:value-type="float" office:value="69.7479393390281">
            <text:p>69.7479393390281</text:p>
          </table:table-cell>
          <table:table-cell office:value-type="string">
            <text:p>,</text:p>
          </table:table-cell>
          <table:table-cell table:formula="of:=[.D39]+RAND()" office:value-type="float" office:value="28.6099758708312">
            <text:p>28.6099758708312</text:p>
          </table:table-cell>
          <table:table-cell office:value-type="string">
            <text:p>,</text:p>
          </table:table-cell>
          <table:table-cell table:formula="of:=[.F39]+RAND()" office:value-type="float" office:value="213.777920194436">
            <text:p>213.777920194436</text:p>
          </table:table-cell>
        </table:table-row>
        <table:table-row table:style-name="ro1">
          <table:table-cell/>
          <table:table-cell table:formula="of:=[.B40]+RAND()" office:value-type="float" office:value="70.446532013481">
            <text:p>70.446532013481</text:p>
          </table:table-cell>
          <table:table-cell office:value-type="string">
            <text:p>,</text:p>
          </table:table-cell>
          <table:table-cell table:formula="of:=[.D40]+RAND()" office:value-type="float" office:value="28.7755369745588">
            <text:p>28.7755369745588</text:p>
          </table:table-cell>
          <table:table-cell office:value-type="string">
            <text:p>,</text:p>
          </table:table-cell>
          <table:table-cell table:formula="of:=[.F40]+RAND()" office:value-type="float" office:value="214.015049148351">
            <text:p>214.015049148351</text:p>
          </table:table-cell>
        </table:table-row>
        <table:table-row table:style-name="ro1">
          <table:table-cell/>
          <table:table-cell table:formula="of:=[.B41]+RAND()" office:value-type="float" office:value="70.6865960980108">
            <text:p>70.6865960980108</text:p>
          </table:table-cell>
          <table:table-cell office:value-type="string">
            <text:p>,</text:p>
          </table:table-cell>
          <table:table-cell table:formula="of:=[.D41]+RAND()" office:value-type="float" office:value="28.8913464938684">
            <text:p>28.8913464938684</text:p>
          </table:table-cell>
          <table:table-cell office:value-type="string">
            <text:p>,</text:p>
          </table:table-cell>
          <table:table-cell table:formula="of:=[.F41]+RAND()" office:value-type="float" office:value="214.109708356671">
            <text:p>214.109708356671</text:p>
          </table:table-cell>
        </table:table-row>
        <table:table-row table:style-name="ro1">
          <table:table-cell/>
          <table:table-cell table:formula="of:=[.B42]+RAND()" office:value-type="float" office:value="71.0324162339135">
            <text:p>71.0324162339135</text:p>
          </table:table-cell>
          <table:table-cell office:value-type="string">
            <text:p>,</text:p>
          </table:table-cell>
          <table:table-cell table:formula="of:=[.D42]+RAND()" office:value-type="float" office:value="29.230664252436">
            <text:p>29.230664252436</text:p>
          </table:table-cell>
          <table:table-cell office:value-type="string">
            <text:p>,</text:p>
          </table:table-cell>
          <table:table-cell table:formula="of:=[.F42]+RAND()" office:value-type="float" office:value="214.726899992675">
            <text:p>214.726899992675</text:p>
          </table:table-cell>
        </table:table-row>
        <table:table-row table:style-name="ro1">
          <table:table-cell/>
          <table:table-cell table:formula="of:=[.B43]+RAND()" office:value-type="float" office:value="71.4205999305746">
            <text:p>71.4205999305746</text:p>
          </table:table-cell>
          <table:table-cell office:value-type="string">
            <text:p>,</text:p>
          </table:table-cell>
          <table:table-cell table:formula="of:=[.D43]+RAND()" office:value-type="float" office:value="29.4609995141087">
            <text:p>29.4609995141087</text:p>
          </table:table-cell>
          <table:table-cell office:value-type="string">
            <text:p>,</text:p>
          </table:table-cell>
          <table:table-cell table:formula="of:=[.F43]+RAND()" office:value-type="float" office:value="214.996165961027">
            <text:p>214.996165961027</text:p>
          </table:table-cell>
        </table:table-row>
        <table:table-row table:style-name="ro1">
          <table:table-cell/>
          <table:table-cell table:formula="of:=[.B44]+RAND()" office:value-type="float" office:value="72.089559638062">
            <text:p>72.089559638062</text:p>
          </table:table-cell>
          <table:table-cell office:value-type="string">
            <text:p>,</text:p>
          </table:table-cell>
          <table:table-cell table:formula="of:=[.D44]+RAND()" office:value-type="float" office:value="30.0426944169609">
            <text:p>30.0426944169609</text:p>
          </table:table-cell>
          <table:table-cell office:value-type="string">
            <text:p>,</text:p>
          </table:table-cell>
          <table:table-cell table:formula="of:=[.F44]+RAND()" office:value-type="float" office:value="215.01478590304">
            <text:p>215.01478590304</text:p>
          </table:table-cell>
        </table:table-row>
        <table:table-row table:style-name="ro1">
          <table:table-cell/>
          <table:table-cell table:formula="of:=[.B45]+RAND()" office:value-type="float" office:value="72.3415487279458">
            <text:p>72.3415487279458</text:p>
          </table:table-cell>
          <table:table-cell office:value-type="string">
            <text:p>,</text:p>
          </table:table-cell>
          <table:table-cell table:formula="of:=[.D45]+RAND()" office:value-type="float" office:value="30.1794124307504">
            <text:p>30.1794124307504</text:p>
          </table:table-cell>
          <table:table-cell office:value-type="string">
            <text:p>,</text:p>
          </table:table-cell>
          <table:table-cell table:formula="of:=[.F45]+RAND()" office:value-type="float" office:value="215.863985001575">
            <text:p>215.863985001575</text:p>
          </table:table-cell>
        </table:table-row>
        <table:table-row table:style-name="ro1">
          <table:table-cell/>
          <table:table-cell table:formula="of:=[.B46]+RAND()" office:value-type="float" office:value="72.4456151678501">
            <text:p>72.4456151678501</text:p>
          </table:table-cell>
          <table:table-cell office:value-type="string">
            <text:p>,</text:p>
          </table:table-cell>
          <table:table-cell table:formula="of:=[.D46]+RAND()" office:value-type="float" office:value="30.6870684103502">
            <text:p>30.6870684103502</text:p>
          </table:table-cell>
          <table:table-cell office:value-type="string">
            <text:p>,</text:p>
          </table:table-cell>
          <table:table-cell table:formula="of:=[.F46]+RAND()" office:value-type="float" office:value="216.148703868035">
            <text:p>216.148703868035</text:p>
          </table:table-cell>
        </table:table-row>
        <table:table-row table:style-name="ro1">
          <table:table-cell/>
          <table:table-cell table:formula="of:=[.B47]+RAND()" office:value-type="float" office:value="72.5545547815314">
            <text:p>72.5545547815314</text:p>
          </table:table-cell>
          <table:table-cell office:value-type="string">
            <text:p>,</text:p>
          </table:table-cell>
          <table:table-cell table:formula="of:=[.D47]+RAND()" office:value-type="float" office:value="30.844428355938">
            <text:p>30.844428355938</text:p>
          </table:table-cell>
          <table:table-cell office:value-type="string">
            <text:p>,</text:p>
          </table:table-cell>
          <table:table-cell table:formula="of:=[.F47]+RAND()" office:value-type="float" office:value="216.506193915848">
            <text:p>216.506193915848</text:p>
          </table:table-cell>
        </table:table-row>
        <table:table-row table:style-name="ro1">
          <table:table-cell/>
          <table:table-cell table:formula="of:=[.B48]+RAND()" office:value-type="float" office:value="73.0141821001931">
            <text:p>73.0141821001931</text:p>
          </table:table-cell>
          <table:table-cell office:value-type="string">
            <text:p>,</text:p>
          </table:table-cell>
          <table:table-cell table:formula="of:=[.D48]+RAND()" office:value-type="float" office:value="31.0642224095224">
            <text:p>31.0642224095224</text:p>
          </table:table-cell>
          <table:table-cell office:value-type="string">
            <text:p>,</text:p>
          </table:table-cell>
          <table:table-cell table:formula="of:=[.F48]+RAND()" office:value-type="float" office:value="216.857861855533">
            <text:p>216.857861855533</text:p>
          </table:table-cell>
        </table:table-row>
        <table:table-row table:style-name="ro1">
          <table:table-cell/>
          <table:table-cell table:formula="of:=[.B49]+RAND()" office:value-type="float" office:value="73.337992792604">
            <text:p>73.337992792604</text:p>
          </table:table-cell>
          <table:table-cell office:value-type="string">
            <text:p>,</text:p>
          </table:table-cell>
          <table:table-cell table:formula="of:=[.D49]+RAND()" office:value-type="float" office:value="32.063244001141">
            <text:p>32.063244001141</text:p>
          </table:table-cell>
          <table:table-cell office:value-type="string">
            <text:p>,</text:p>
          </table:table-cell>
          <table:table-cell table:formula="of:=[.F49]+RAND()" office:value-type="float" office:value="217.408533785492">
            <text:p>217.408533785492</text:p>
          </table:table-cell>
        </table:table-row>
        <table:table-row table:style-name="ro1">
          <table:table-cell/>
          <table:table-cell table:formula="of:=[.B50]+RAND()" office:value-type="float" office:value="73.6136144214584">
            <text:p>73.6136144214584</text:p>
          </table:table-cell>
          <table:table-cell office:value-type="string">
            <text:p>,</text:p>
          </table:table-cell>
          <table:table-cell table:formula="of:=[.D50]+RAND()" office:value-type="float" office:value="32.494861664383">
            <text:p>32.494861664383</text:p>
          </table:table-cell>
          <table:table-cell office:value-type="string">
            <text:p>,</text:p>
          </table:table-cell>
          <table:table-cell table:formula="of:=[.F50]+RAND()" office:value-type="float" office:value="218.270455042832">
            <text:p>218.270455042832</text:p>
          </table:table-cell>
        </table:table-row>
        <table:table-row table:style-name="ro1">
          <table:table-cell/>
          <table:table-cell table:formula="of:=[.B51]+RAND()" office:value-type="float" office:value="74.4428159674904">
            <text:p>74.4428159674904</text:p>
          </table:table-cell>
          <table:table-cell office:value-type="string">
            <text:p>,</text:p>
          </table:table-cell>
          <table:table-cell table:formula="of:=[.D51]+RAND()" office:value-type="float" office:value="33.037795842292">
            <text:p>33.037795842292</text:p>
          </table:table-cell>
          <table:table-cell office:value-type="string">
            <text:p>,</text:p>
          </table:table-cell>
          <table:table-cell table:formula="of:=[.F51]+RAND()" office:value-type="float" office:value="219.240401343442">
            <text:p>219.240401343442</text:p>
          </table:table-cell>
        </table:table-row>
        <table:table-row table:style-name="ro1">
          <table:table-cell/>
          <table:table-cell table:formula="of:=[.B52]+RAND()" office:value-type="float" office:value="75.1459360030754">
            <text:p>75.1459360030754</text:p>
          </table:table-cell>
          <table:table-cell office:value-type="string">
            <text:p>,</text:p>
          </table:table-cell>
          <table:table-cell table:formula="of:=[.D52]+RAND()" office:value-type="float" office:value="33.8740031813665">
            <text:p>33.8740031813665</text:p>
          </table:table-cell>
          <table:table-cell office:value-type="string">
            <text:p>,</text:p>
          </table:table-cell>
          <table:table-cell table:formula="of:=[.F52]+RAND()" office:value-type="float" office:value="219.396344095934">
            <text:p>219.396344095934</text:p>
          </table:table-cell>
        </table:table-row>
        <table:table-row table:style-name="ro1">
          <table:table-cell/>
          <table:table-cell table:formula="of:=[.B53]+RAND()" office:value-type="float" office:value="76.0674076472683">
            <text:p>76.0674076472683</text:p>
          </table:table-cell>
          <table:table-cell office:value-type="string">
            <text:p>,</text:p>
          </table:table-cell>
          <table:table-cell table:formula="of:=[.D53]+RAND()" office:value-type="float" office:value="33.9680622589236">
            <text:p>33.9680622589236</text:p>
          </table:table-cell>
          <table:table-cell office:value-type="string">
            <text:p>,</text:p>
          </table:table-cell>
          <table:table-cell table:formula="of:=[.F53]+RAND()" office:value-type="float" office:value="219.993031824473">
            <text:p>219.993031824473</text:p>
          </table:table-cell>
        </table:table-row>
        <table:table-row table:style-name="ro1">
          <table:table-cell/>
          <table:table-cell table:formula="of:=[.B54]+RAND()" office:value-type="float" office:value="76.524494094429">
            <text:p>76.524494094429</text:p>
          </table:table-cell>
          <table:table-cell office:value-type="string">
            <text:p>,</text:p>
          </table:table-cell>
          <table:table-cell table:formula="of:=[.D54]+RAND()" office:value-type="float" office:value="34.5030962686448">
            <text:p>34.5030962686448</text:p>
          </table:table-cell>
          <table:table-cell office:value-type="string">
            <text:p>,</text:p>
          </table:table-cell>
          <table:table-cell table:formula="of:=[.F54]+RAND()" office:value-type="float" office:value="220.162951388396">
            <text:p>220.162951388396</text:p>
          </table:table-cell>
        </table:table-row>
        <table:table-row table:style-name="ro1">
          <table:table-cell/>
          <table:table-cell table:formula="of:=[.B55]+RAND()" office:value-type="float" office:value="77.1330356533913">
            <text:p>77.1330356533913</text:p>
          </table:table-cell>
          <table:table-cell office:value-type="string">
            <text:p>,</text:p>
          </table:table-cell>
          <table:table-cell table:formula="of:=[.D55]+RAND()" office:value-type="float" office:value="35.4284784455246">
            <text:p>35.4284784455246</text:p>
          </table:table-cell>
          <table:table-cell office:value-type="string">
            <text:p>,</text:p>
          </table:table-cell>
          <table:table-cell table:formula="of:=[.F55]+RAND()" office:value-type="float" office:value="221.06088297721">
            <text:p>221.06088297721</text:p>
          </table:table-cell>
        </table:table-row>
        <table:table-row table:style-name="ro1">
          <table:table-cell/>
          <table:table-cell table:formula="of:=[.B56]+RAND()" office:value-type="float" office:value="77.2541479893303">
            <text:p>77.2541479893303</text:p>
          </table:table-cell>
          <table:table-cell office:value-type="string">
            <text:p>,</text:p>
          </table:table-cell>
          <table:table-cell table:formula="of:=[.D56]+RAND()" office:value-type="float" office:value="36.2890453777669">
            <text:p>36.2890453777669</text:p>
          </table:table-cell>
          <table:table-cell office:value-type="string">
            <text:p>,</text:p>
          </table:table-cell>
          <table:table-cell table:formula="of:=[.F56]+RAND()" office:value-type="float" office:value="221.899993157014">
            <text:p>221.899993157014</text:p>
          </table:table-cell>
        </table:table-row>
        <table:table-row table:style-name="ro1">
          <table:table-cell/>
          <table:table-cell table:formula="of:=[.B57]+RAND()" office:value-type="float" office:value="77.4645953705809">
            <text:p>77.4645953705809</text:p>
          </table:table-cell>
          <table:table-cell office:value-type="string">
            <text:p>,</text:p>
          </table:table-cell>
          <table:table-cell table:formula="of:=[.D57]+RAND()" office:value-type="float" office:value="36.9251188334471">
            <text:p>36.9251188334471</text:p>
          </table:table-cell>
          <table:table-cell office:value-type="string">
            <text:p>,</text:p>
          </table:table-cell>
          <table:table-cell table:formula="of:=[.F57]+RAND()" office:value-type="float" office:value="222.427245930303">
            <text:p>222.427245930303</text:p>
          </table:table-cell>
        </table:table-row>
        <table:table-row table:style-name="ro1">
          <table:table-cell/>
          <table:table-cell table:formula="of:=[.B58]+RAND()" office:value-type="float" office:value="78.1656592936529">
            <text:p>78.1656592936529</text:p>
          </table:table-cell>
          <table:table-cell office:value-type="string">
            <text:p>,</text:p>
          </table:table-cell>
          <table:table-cell table:formula="of:=[.D58]+RAND()" office:value-type="float" office:value="37.3993031672595">
            <text:p>37.3993031672595</text:p>
          </table:table-cell>
          <table:table-cell office:value-type="string">
            <text:p>,</text:p>
          </table:table-cell>
          <table:table-cell table:formula="of:=[.F58]+RAND()" office:value-type="float" office:value="223.286960409023">
            <text:p>223.286960409023</text:p>
          </table:table-cell>
        </table:table-row>
        <table:table-row table:style-name="ro1">
          <table:table-cell/>
          <table:table-cell table:formula="of:=[.B59]+RAND()" office:value-type="float" office:value="78.1709537921748">
            <text:p>78.1709537921748</text:p>
          </table:table-cell>
          <table:table-cell office:value-type="string">
            <text:p>,</text:p>
          </table:table-cell>
          <table:table-cell table:formula="of:=[.D59]+RAND()" office:value-type="float" office:value="38.350188646598">
            <text:p>38.350188646598</text:p>
          </table:table-cell>
          <table:table-cell office:value-type="string">
            <text:p>,</text:p>
          </table:table-cell>
          <table:table-cell table:formula="of:=[.F59]+RAND()" office:value-type="float" office:value="223.367514631245">
            <text:p>223.367514631245</text:p>
          </table:table-cell>
        </table:table-row>
        <table:table-row table:style-name="ro1">
          <table:table-cell/>
          <table:table-cell table:formula="of:=[.B60]+RAND()" office:value-type="float" office:value="78.3037829493447">
            <text:p>78.3037829493447</text:p>
          </table:table-cell>
          <table:table-cell office:value-type="string">
            <text:p>,</text:p>
          </table:table-cell>
          <table:table-cell table:formula="of:=[.D60]+RAND()" office:value-type="float" office:value="38.3629231775573">
            <text:p>38.3629231775573</text:p>
          </table:table-cell>
          <table:table-cell office:value-type="string">
            <text:p>,</text:p>
          </table:table-cell>
          <table:table-cell table:formula="of:=[.F60]+RAND()" office:value-type="float" office:value="223.683718277607">
            <text:p>223.683718277607</text:p>
          </table:table-cell>
        </table:table-row>
        <table:table-row table:style-name="ro1">
          <table:table-cell/>
          <table:table-cell table:formula="of:=[.B61]+RAND()" office:value-type="float" office:value="78.8866164583056">
            <text:p>78.8866164583056</text:p>
          </table:table-cell>
          <table:table-cell office:value-type="string">
            <text:p>,</text:p>
          </table:table-cell>
          <table:table-cell table:formula="of:=[.D61]+RAND()" office:value-type="float" office:value="39.2151112138687">
            <text:p>39.2151112138687</text:p>
          </table:table-cell>
          <table:table-cell office:value-type="string">
            <text:p>,</text:p>
          </table:table-cell>
          <table:table-cell table:formula="of:=[.F61]+RAND()" office:value-type="float" office:value="224.048149824142">
            <text:p>224.048149824142</text:p>
          </table:table-cell>
        </table:table-row>
        <table:table-row table:style-name="ro1">
          <table:table-cell/>
          <table:table-cell table:formula="of:=[.B62]+RAND()" office:value-type="float" office:value="79.8415396610549">
            <text:p>79.8415396610549</text:p>
          </table:table-cell>
          <table:table-cell office:value-type="string">
            <text:p>,</text:p>
          </table:table-cell>
          <table:table-cell table:formula="of:=[.D62]+RAND()" office:value-type="float" office:value="39.9594352758883">
            <text:p>39.9594352758883</text:p>
          </table:table-cell>
          <table:table-cell office:value-type="string">
            <text:p>,</text:p>
          </table:table-cell>
          <table:table-cell table:formula="of:=[.F62]+RAND()" office:value-type="float" office:value="224.206355428323">
            <text:p>224.206355428323</text:p>
          </table:table-cell>
        </table:table-row>
        <table:table-row table:style-name="ro1">
          <table:table-cell/>
          <table:table-cell table:formula="of:=[.B63]+RAND()" office:value-type="float" office:value="79.9545903095318">
            <text:p>79.9545903095318</text:p>
          </table:table-cell>
          <table:table-cell office:value-type="string">
            <text:p>,</text:p>
          </table:table-cell>
          <table:table-cell table:formula="of:=[.D63]+RAND()" office:value-type="float" office:value="40.2703025263196">
            <text:p>40.2703025263196</text:p>
          </table:table-cell>
          <table:table-cell office:value-type="string">
            <text:p>,</text:p>
          </table:table-cell>
          <table:table-cell table:formula="of:=[.F63]+RAND()" office:value-type="float" office:value="224.405569025315">
            <text:p>224.405569025315</text:p>
          </table:table-cell>
        </table:table-row>
        <table:table-row table:style-name="ro1">
          <table:table-cell/>
          <table:table-cell table:formula="of:=[.B64]+RAND()" office:value-type="float" office:value="80.0561661754078">
            <text:p>80.0561661754078</text:p>
          </table:table-cell>
          <table:table-cell office:value-type="string">
            <text:p>,</text:p>
          </table:table-cell>
          <table:table-cell table:formula="of:=[.D64]+RAND()" office:value-type="float" office:value="40.9575807127564">
            <text:p>40.9575807127564</text:p>
          </table:table-cell>
          <table:table-cell office:value-type="string">
            <text:p>,</text:p>
          </table:table-cell>
          <table:table-cell table:formula="of:=[.F64]+RAND()" office:value-type="float" office:value="224.809751649387">
            <text:p>224.809751649387</text:p>
          </table:table-cell>
        </table:table-row>
        <table:table-row table:style-name="ro1">
          <table:table-cell/>
          <table:table-cell table:formula="of:=[.B65]+RAND()" office:value-type="float" office:value="80.5669237590669">
            <text:p>80.5669237590669</text:p>
          </table:table-cell>
          <table:table-cell office:value-type="string">
            <text:p>,</text:p>
          </table:table-cell>
          <table:table-cell table:formula="of:=[.D65]+RAND()" office:value-type="float" office:value="41.1038849164194">
            <text:p>41.1038849164194</text:p>
          </table:table-cell>
          <table:table-cell office:value-type="string">
            <text:p>,</text:p>
          </table:table-cell>
          <table:table-cell table:formula="of:=[.F65]+RAND()" office:value-type="float" office:value="224.970990812872">
            <text:p>224.970990812872</text:p>
          </table:table-cell>
        </table:table-row>
        <table:table-row table:style-name="ro1">
          <table:table-cell/>
          <table:table-cell table:formula="of:=[.B66]+RAND()" office:value-type="float" office:value="80.9898306374712">
            <text:p>80.9898306374712</text:p>
          </table:table-cell>
          <table:table-cell office:value-type="string">
            <text:p>,</text:p>
          </table:table-cell>
          <table:table-cell table:formula="of:=[.D66]+RAND()" office:value-type="float" office:value="41.8339972222617">
            <text:p>41.8339972222617</text:p>
          </table:table-cell>
          <table:table-cell office:value-type="string">
            <text:p>,</text:p>
          </table:table-cell>
          <table:table-cell table:formula="of:=[.F66]+RAND()" office:value-type="float" office:value="225.913781292737">
            <text:p>225.913781292737</text:p>
          </table:table-cell>
        </table:table-row>
        <table:table-row table:style-name="ro1">
          <table:table-cell/>
          <table:table-cell table:formula="of:=[.B67]+RAND()" office:value-type="float" office:value="81.9883323038271">
            <text:p>81.9883323038271</text:p>
          </table:table-cell>
          <table:table-cell office:value-type="string">
            <text:p>,</text:p>
          </table:table-cell>
          <table:table-cell table:formula="of:=[.D67]+RAND()" office:value-type="float" office:value="42.56681294054">
            <text:p>42.56681294054</text:p>
          </table:table-cell>
          <table:table-cell office:value-type="string">
            <text:p>,</text:p>
          </table:table-cell>
          <table:table-cell table:formula="of:=[.F67]+RAND()" office:value-type="float" office:value="225.993788450491">
            <text:p>225.993788450491</text:p>
          </table:table-cell>
        </table:table-row>
        <table:table-row table:style-name="ro1">
          <table:table-cell/>
          <table:table-cell table:formula="of:=[.B68]+RAND()" office:value-type="float" office:value="82.3995192885673">
            <text:p>82.3995192885673</text:p>
          </table:table-cell>
          <table:table-cell office:value-type="string">
            <text:p>,</text:p>
          </table:table-cell>
          <table:table-cell table:formula="of:=[.D68]+RAND()" office:value-type="float" office:value="42.8161612089185">
            <text:p>42.8161612089185</text:p>
          </table:table-cell>
          <table:table-cell office:value-type="string">
            <text:p>,</text:p>
          </table:table-cell>
          <table:table-cell table:formula="of:=[.F68]+RAND()" office:value-type="float" office:value="226.632245506626">
            <text:p>226.632245506626</text:p>
          </table:table-cell>
        </table:table-row>
        <table:table-row table:style-name="ro1">
          <table:table-cell/>
          <table:table-cell table:formula="of:=[.B69]+RAND()" office:value-type="float" office:value="82.7962868922664">
            <text:p>82.7962868922664</text:p>
          </table:table-cell>
          <table:table-cell office:value-type="string">
            <text:p>,</text:p>
          </table:table-cell>
          <table:table-cell table:formula="of:=[.D69]+RAND()" office:value-type="float" office:value="43.1407652833892">
            <text:p>43.1407652833892</text:p>
          </table:table-cell>
          <table:table-cell office:value-type="string">
            <text:p>,</text:p>
          </table:table-cell>
          <table:table-cell table:formula="of:=[.F69]+RAND()" office:value-type="float" office:value="227.229441196192">
            <text:p>227.229441196192</text:p>
          </table:table-cell>
        </table:table-row>
        <table:table-row table:style-name="ro1">
          <table:table-cell/>
          <table:table-cell table:formula="of:=[.B70]+RAND()" office:value-type="float" office:value="83.4274336836575">
            <text:p>83.4274336836575</text:p>
          </table:table-cell>
          <table:table-cell office:value-type="string">
            <text:p>,</text:p>
          </table:table-cell>
          <table:table-cell table:formula="of:=[.D70]+RAND()" office:value-type="float" office:value="43.6554891314751">
            <text:p>43.6554891314751</text:p>
          </table:table-cell>
          <table:table-cell office:value-type="string">
            <text:p>,</text:p>
          </table:table-cell>
          <table:table-cell table:formula="of:=[.F70]+RAND()" office:value-type="float" office:value="228.102221886627">
            <text:p>228.102221886627</text:p>
          </table:table-cell>
        </table:table-row>
        <table:table-row table:style-name="ro1">
          <table:table-cell/>
          <table:table-cell table:formula="of:=[.B71]+RAND()" office:value-type="float" office:value="84.1526741414605">
            <text:p>84.1526741414605</text:p>
          </table:table-cell>
          <table:table-cell office:value-type="string">
            <text:p>,</text:p>
          </table:table-cell>
          <table:table-cell table:formula="of:=[.D71]+RAND()" office:value-type="float" office:value="43.8875855269304">
            <text:p>43.8875855269304</text:p>
          </table:table-cell>
          <table:table-cell office:value-type="string">
            <text:p>,</text:p>
          </table:table-cell>
          <table:table-cell table:formula="of:=[.F71]+RAND()" office:value-type="float" office:value="229.089697757736">
            <text:p>229.089697757736</text:p>
          </table:table-cell>
        </table:table-row>
        <table:table-row table:style-name="ro1">
          <table:table-cell/>
          <table:table-cell table:formula="of:=[.B72]+RAND()" office:value-type="float" office:value="84.8699398544891">
            <text:p>84.8699398544891</text:p>
          </table:table-cell>
          <table:table-cell office:value-type="string">
            <text:p>,</text:p>
          </table:table-cell>
          <table:table-cell table:formula="of:=[.D72]+RAND()" office:value-type="float" office:value="44.0069740341438">
            <text:p>44.0069740341438</text:p>
          </table:table-cell>
          <table:table-cell office:value-type="string">
            <text:p>,</text:p>
          </table:table-cell>
          <table:table-cell table:formula="of:=[.F72]+RAND()" office:value-type="float" office:value="229.788556538522">
            <text:p>229.788556538522</text:p>
          </table:table-cell>
        </table:table-row>
        <table:table-row table:style-name="ro1">
          <table:table-cell/>
          <table:table-cell table:formula="of:=[.B73]+RAND()" office:value-type="float" office:value="85.735173575235">
            <text:p>85.735173575235</text:p>
          </table:table-cell>
          <table:table-cell office:value-type="string">
            <text:p>,</text:p>
          </table:table-cell>
          <table:table-cell table:formula="of:=[.D73]+RAND()" office:value-type="float" office:value="44.9836009532607">
            <text:p>44.9836009532607</text:p>
          </table:table-cell>
          <table:table-cell office:value-type="string">
            <text:p>,</text:p>
          </table:table-cell>
          <table:table-cell table:formula="of:=[.F73]+RAND()" office:value-type="float" office:value="230.060719486326">
            <text:p>230.060719486326</text:p>
          </table:table-cell>
        </table:table-row>
        <table:table-row table:style-name="ro1">
          <table:table-cell/>
          <table:table-cell table:formula="of:=[.B74]+RAND()" office:value-type="float" office:value="86.2990472336574">
            <text:p>86.2990472336574</text:p>
          </table:table-cell>
          <table:table-cell office:value-type="string">
            <text:p>,</text:p>
          </table:table-cell>
          <table:table-cell table:formula="of:=[.D74]+RAND()" office:value-type="float" office:value="45.1691342244318">
            <text:p>45.1691342244318</text:p>
          </table:table-cell>
          <table:table-cell office:value-type="string">
            <text:p>,</text:p>
          </table:table-cell>
          <table:table-cell table:formula="of:=[.F74]+RAND()" office:value-type="float" office:value="230.263676648959">
            <text:p>230.263676648959</text:p>
          </table:table-cell>
        </table:table-row>
        <table:table-row table:style-name="ro1">
          <table:table-cell/>
          <table:table-cell table:formula="of:=[.B75]+RAND()" office:value-type="float" office:value="86.846279696682">
            <text:p>86.846279696682</text:p>
          </table:table-cell>
          <table:table-cell office:value-type="string">
            <text:p>,</text:p>
          </table:table-cell>
          <table:table-cell table:formula="of:=[.D75]+RAND()" office:value-type="float" office:value="45.4127729461922">
            <text:p>45.4127729461922</text:p>
          </table:table-cell>
          <table:table-cell office:value-type="string">
            <text:p>,</text:p>
          </table:table-cell>
          <table:table-cell table:formula="of:=[.F75]+RAND()" office:value-type="float" office:value="230.416047968902">
            <text:p>230.416047968902</text:p>
          </table:table-cell>
        </table:table-row>
        <table:table-row table:style-name="ro1">
          <table:table-cell/>
          <table:table-cell table:formula="of:=[.B76]+RAND()" office:value-type="float" office:value="87.6461369321956">
            <text:p>87.6461369321956</text:p>
          </table:table-cell>
          <table:table-cell office:value-type="string">
            <text:p>,</text:p>
          </table:table-cell>
          <table:table-cell table:formula="of:=[.D76]+RAND()" office:value-type="float" office:value="46.331708755011">
            <text:p>46.331708755011</text:p>
          </table:table-cell>
          <table:table-cell office:value-type="string">
            <text:p>,</text:p>
          </table:table-cell>
          <table:table-cell table:formula="of:=[.F76]+RAND()" office:value-type="float" office:value="230.612492654938">
            <text:p>230.612492654938</text:p>
          </table:table-cell>
        </table:table-row>
        <table:table-row table:style-name="ro1">
          <table:table-cell/>
          <table:table-cell table:formula="of:=[.B77]+RAND()" office:value-type="float" office:value="87.935747894579">
            <text:p>87.935747894579</text:p>
          </table:table-cell>
          <table:table-cell office:value-type="string">
            <text:p>,</text:p>
          </table:table-cell>
          <table:table-cell table:formula="of:=[.D77]+RAND()" office:value-type="float" office:value="47.3116995092875">
            <text:p>47.3116995092875</text:p>
          </table:table-cell>
          <table:table-cell office:value-type="string">
            <text:p>,</text:p>
          </table:table-cell>
          <table:table-cell table:formula="of:=[.F77]+RAND()" office:value-type="float" office:value="231.584922757465">
            <text:p>231.584922757465</text:p>
          </table:table-cell>
        </table:table-row>
        <table:table-row table:style-name="ro1">
          <table:table-cell/>
          <table:table-cell table:formula="of:=[.B78]+RAND()" office:value-type="float" office:value="88.590698594348">
            <text:p>88.590698594348</text:p>
          </table:table-cell>
          <table:table-cell office:value-type="string">
            <text:p>,</text:p>
          </table:table-cell>
          <table:table-cell table:formula="of:=[.D78]+RAND()" office:value-type="float" office:value="47.8185102261065">
            <text:p>47.8185102261065</text:p>
          </table:table-cell>
          <table:table-cell office:value-type="string">
            <text:p>,</text:p>
          </table:table-cell>
          <table:table-cell table:formula="of:=[.F78]+RAND()" office:value-type="float" office:value="232.008040806744">
            <text:p>232.008040806744</text:p>
          </table:table-cell>
        </table:table-row>
        <table:table-row table:style-name="ro1">
          <table:table-cell/>
          <table:table-cell table:formula="of:=[.B79]+RAND()" office:value-type="float" office:value="88.6478142055026">
            <text:p>88.6478142055026</text:p>
          </table:table-cell>
          <table:table-cell office:value-type="string">
            <text:p>,</text:p>
          </table:table-cell>
          <table:table-cell table:formula="of:=[.D79]+RAND()" office:value-type="float" office:value="48.7220885466246">
            <text:p>48.7220885466246</text:p>
          </table:table-cell>
          <table:table-cell office:value-type="string">
            <text:p>,</text:p>
          </table:table-cell>
          <table:table-cell table:formula="of:=[.F79]+RAND()" office:value-type="float" office:value="232.755762930494">
            <text:p>232.755762930494</text:p>
          </table:table-cell>
        </table:table-row>
        <table:table-row table:style-name="ro1">
          <table:table-cell/>
          <table:table-cell table:formula="of:=[.B80]+RAND()" office:value-type="float" office:value="89.3021255066893">
            <text:p>89.3021255066893</text:p>
          </table:table-cell>
          <table:table-cell office:value-type="string">
            <text:p>,</text:p>
          </table:table-cell>
          <table:table-cell table:formula="of:=[.D80]+RAND()" office:value-type="float" office:value="49.2568136585338">
            <text:p>49.2568136585338</text:p>
          </table:table-cell>
          <table:table-cell office:value-type="string">
            <text:p>,</text:p>
          </table:table-cell>
          <table:table-cell table:formula="of:=[.F80]+RAND()" office:value-type="float" office:value="233.018208902795">
            <text:p>233.018208902795</text:p>
          </table:table-cell>
        </table:table-row>
        <table:table-row table:style-name="ro1">
          <table:table-cell/>
          <table:table-cell table:formula="of:=[.B81]+RAND()" office:value-type="float" office:value="89.8292174983112">
            <text:p>89.8292174983112</text:p>
          </table:table-cell>
          <table:table-cell office:value-type="string">
            <text:p>,</text:p>
          </table:table-cell>
          <table:table-cell table:formula="of:=[.D81]+RAND()" office:value-type="float" office:value="49.5167792282461">
            <text:p>49.5167792282461</text:p>
          </table:table-cell>
          <table:table-cell office:value-type="string">
            <text:p>,</text:p>
          </table:table-cell>
          <table:table-cell table:formula="of:=[.F81]+RAND()" office:value-type="float" office:value="233.512751270551">
            <text:p>233.512751270551</text:p>
          </table:table-cell>
        </table:table-row>
        <table:table-row table:style-name="ro1">
          <table:table-cell/>
          <table:table-cell table:formula="of:=[.B82]+RAND()" office:value-type="float" office:value="90.3437853615074">
            <text:p>90.3437853615074</text:p>
          </table:table-cell>
          <table:table-cell office:value-type="string">
            <text:p>,</text:p>
          </table:table-cell>
          <table:table-cell table:formula="of:=[.D82]+RAND()" office:value-type="float" office:value="50.4940105109869">
            <text:p>50.4940105109869</text:p>
          </table:table-cell>
          <table:table-cell office:value-type="string">
            <text:p>,</text:p>
          </table:table-cell>
          <table:table-cell table:formula="of:=[.F82]+RAND()" office:value-type="float" office:value="234.126682145521">
            <text:p>234.126682145521</text:p>
          </table:table-cell>
        </table:table-row>
        <table:table-row table:style-name="ro1">
          <table:table-cell/>
          <table:table-cell table:formula="of:=[.B83]+RAND()" office:value-type="float" office:value="90.5572120054899">
            <text:p>90.5572120054899</text:p>
          </table:table-cell>
          <table:table-cell office:value-type="string">
            <text:p>,</text:p>
          </table:table-cell>
          <table:table-cell table:formula="of:=[.D83]+RAND()" office:value-type="float" office:value="51.3364755144736">
            <text:p>51.3364755144736</text:p>
          </table:table-cell>
          <table:table-cell office:value-type="string">
            <text:p>,</text:p>
          </table:table-cell>
          <table:table-cell table:formula="of:=[.F83]+RAND()" office:value-type="float" office:value="234.717239940073">
            <text:p>234.717239940073</text:p>
          </table:table-cell>
        </table:table-row>
        <table:table-row table:style-name="ro1">
          <table:table-cell/>
          <table:table-cell table:formula="of:=[.B84]+RAND()" office:value-type="float" office:value="91.0428015972762">
            <text:p>91.0428015972762</text:p>
          </table:table-cell>
          <table:table-cell office:value-type="string">
            <text:p>,</text:p>
          </table:table-cell>
          <table:table-cell table:formula="of:=[.D84]+RAND()" office:value-type="float" office:value="51.7428141768484">
            <text:p>51.7428141768484</text:p>
          </table:table-cell>
          <table:table-cell office:value-type="string">
            <text:p>,</text:p>
          </table:table-cell>
          <table:table-cell table:formula="of:=[.F84]+RAND()" office:value-type="float" office:value="235.493331005797">
            <text:p>235.493331005797</text:p>
          </table:table-cell>
        </table:table-row>
        <table:table-row table:style-name="ro1">
          <table:table-cell/>
          <table:table-cell table:formula="of:=[.B85]+RAND()" office:value-type="float" office:value="91.731348351696">
            <text:p>91.731348351696</text:p>
          </table:table-cell>
          <table:table-cell office:value-type="string">
            <text:p>,</text:p>
          </table:table-cell>
          <table:table-cell table:formula="of:=[.D85]+RAND()" office:value-type="float" office:value="52.6963853022477">
            <text:p>52.6963853022477</text:p>
          </table:table-cell>
          <table:table-cell office:value-type="string">
            <text:p>,</text:p>
          </table:table-cell>
          <table:table-cell table:formula="of:=[.F85]+RAND()" office:value-type="float" office:value="235.513060793746">
            <text:p>235.513060793746</text:p>
          </table:table-cell>
        </table:table-row>
        <table:table-row table:style-name="ro1">
          <table:table-cell/>
          <table:table-cell table:formula="of:=[.B86]+RAND()" office:value-type="float" office:value="92.5722664265236">
            <text:p>92.5722664265236</text:p>
          </table:table-cell>
          <table:table-cell office:value-type="string">
            <text:p>,</text:p>
          </table:table-cell>
          <table:table-cell table:formula="of:=[.D86]+RAND()" office:value-type="float" office:value="53.4498136631607">
            <text:p>53.4498136631607</text:p>
          </table:table-cell>
          <table:table-cell office:value-type="string">
            <text:p>,</text:p>
          </table:table-cell>
          <table:table-cell table:formula="of:=[.F86]+RAND()" office:value-type="float" office:value="236.451726390514">
            <text:p>236.451726390514</text:p>
          </table:table-cell>
        </table:table-row>
        <table:table-row table:style-name="ro1">
          <table:table-cell/>
          <table:table-cell table:formula="of:=[.B87]+RAND()" office:value-type="float" office:value="92.6096291873878">
            <text:p>92.6096291873878</text:p>
          </table:table-cell>
          <table:table-cell office:value-type="string">
            <text:p>,</text:p>
          </table:table-cell>
          <table:table-cell table:formula="of:=[.D87]+RAND()" office:value-type="float" office:value="53.4928529869227">
            <text:p>53.4928529869227</text:p>
          </table:table-cell>
          <table:table-cell office:value-type="string">
            <text:p>,</text:p>
          </table:table-cell>
          <table:table-cell table:formula="of:=[.F87]+RAND()" office:value-type="float" office:value="237.370382741559">
            <text:p>237.370382741559</text:p>
          </table:table-cell>
        </table:table-row>
        <table:table-row table:style-name="ro1">
          <table:table-cell/>
          <table:table-cell table:formula="of:=[.B88]+RAND()" office:value-type="float" office:value="92.6194220507792">
            <text:p>92.6194220507792</text:p>
          </table:table-cell>
          <table:table-cell office:value-type="string">
            <text:p>,</text:p>
          </table:table-cell>
          <table:table-cell table:formula="of:=[.D88]+RAND()" office:value-type="float" office:value="54.1908430104537">
            <text:p>54.1908430104537</text:p>
          </table:table-cell>
          <table:table-cell office:value-type="string">
            <text:p>,</text:p>
          </table:table-cell>
          <table:table-cell table:formula="of:=[.F88]+RAND()" office:value-type="float" office:value="237.795849809889">
            <text:p>237.795849809889</text:p>
          </table:table-cell>
        </table:table-row>
        <table:table-row table:style-name="ro1">
          <table:table-cell/>
          <table:table-cell table:formula="of:=[.B89]+RAND()" office:value-type="float" office:value="93.0523329634494">
            <text:p>93.0523329634494</text:p>
          </table:table-cell>
          <table:table-cell office:value-type="string">
            <text:p>,</text:p>
          </table:table-cell>
          <table:table-cell table:formula="of:=[.D89]+RAND()" office:value-type="float" office:value="54.945948645605">
            <text:p>54.945948645605</text:p>
          </table:table-cell>
          <table:table-cell office:value-type="string">
            <text:p>,</text:p>
          </table:table-cell>
          <table:table-cell table:formula="of:=[.F89]+RAND()" office:value-type="float" office:value="238.124895198736">
            <text:p>238.124895198736</text:p>
          </table:table-cell>
        </table:table-row>
        <table:table-row table:style-name="ro1">
          <table:table-cell/>
          <table:table-cell table:formula="of:=[.B90]+RAND()" office:value-type="float" office:value="93.2329660003348">
            <text:p>93.2329660003348</text:p>
          </table:table-cell>
          <table:table-cell office:value-type="string">
            <text:p>,</text:p>
          </table:table-cell>
          <table:table-cell table:formula="of:=[.D90]+RAND()" office:value-type="float" office:value="55.355365581943">
            <text:p>55.355365581943</text:p>
          </table:table-cell>
          <table:table-cell office:value-type="string">
            <text:p>,</text:p>
          </table:table-cell>
          <table:table-cell table:formula="of:=[.F90]+RAND()" office:value-type="float" office:value="238.988665699959">
            <text:p>238.988665699959</text:p>
          </table:table-cell>
        </table:table-row>
        <table:table-row table:style-name="ro1">
          <table:table-cell/>
          <table:table-cell table:formula="of:=[.B91]+RAND()" office:value-type="float" office:value="93.6760450095212">
            <text:p>93.6760450095212</text:p>
          </table:table-cell>
          <table:table-cell office:value-type="string">
            <text:p>,</text:p>
          </table:table-cell>
          <table:table-cell table:formula="of:=[.D91]+RAND()" office:value-type="float" office:value="56.2918745099029">
            <text:p>56.2918745099029</text:p>
          </table:table-cell>
          <table:table-cell office:value-type="string">
            <text:p>,</text:p>
          </table:table-cell>
          <table:table-cell table:formula="of:=[.F91]+RAND()" office:value-type="float" office:value="239.112401770893">
            <text:p>239.112401770893</text:p>
          </table:table-cell>
        </table:table-row>
        <table:table-row table:style-name="ro1">
          <table:table-cell/>
          <table:table-cell table:formula="of:=[.B92]+RAND()" office:value-type="float" office:value="94.6136663864641">
            <text:p>94.6136663864641</text:p>
          </table:table-cell>
          <table:table-cell office:value-type="string">
            <text:p>,</text:p>
          </table:table-cell>
          <table:table-cell table:formula="of:=[.D92]+RAND()" office:value-type="float" office:value="56.742951301059">
            <text:p>56.742951301059</text:p>
          </table:table-cell>
          <table:table-cell office:value-type="string">
            <text:p>,</text:p>
          </table:table-cell>
          <table:table-cell table:formula="of:=[.F92]+RAND()" office:value-type="float" office:value="239.213369125035">
            <text:p>239.21336912503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ru" fo:country="RU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0">08/30/2010</text:date>, <text:time>23:2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ctor Cherkassky</meta:initial-creator>
    <meta:creation-date>2010-08-30T23:25:16</meta:creation-date>
    <dc:date>2010-08-30T23:28:02</dc:date>
    <dc:creator>Victor Cherkassky</dc:creator>
    <meta:editing-duration>PT00H02M47S</meta:editing-duration>
    <meta:editing-cycles>1</meta:editing-cycles>
    <meta:document-statistic meta:table-count="3" meta:cell-count="458" meta:object-count="0"/>
    <meta:generator>OpenOffice.org/3.2$Linux OpenOffice.org_project/320m12$Build-9483</meta:generator>
  </office:meta>
</office:document-meta>
</file>